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31__20_Titre_20_page">Cas utilisation GUEST</text:p>
      <text:p text:style-name="_32__20_Nom_20_du_20_cas">A <text:s/>Créer un compte (s'enregistrer)</text:p>
      <text:p text:style-name="_33__20_Rubrique_20_de_20_cas">Précondition</text:p>
      <text:p text:style-name="Standard">Avoir cliqué sur LIEN A1 “Inscription”</text:p>
      <text:p text:style-name="_33__20_Rubrique_20_de_20_cas">Nominal</text:p>
      <text:p text:style-name="Standard">1 <text:s/>Le système présente le formulaire, qui comporte tous les champs de DB_abonnes. — VUE A1</text:p>
      <text:p text:style-name="Standard">2 <text:s/>Le client remplit les champs et soumet le formulaire. — LIEN A2</text:p>
      <text:p text:style-name="Standard">3 <text:s/>Le système vérifie la saisie, encode MdP et enregistre l'abonné.</text:p>
      <text:p text:style-name="Standard">4 <text:s/>Le système confirme la création, authentifie l'abonné et le redirige sur l'espace client <text:s/><text:line-break/> <text:s text:c="3"/>—&gt; VUE Abonne/A1 + MES</text:p>
      <text:p text:style-name="_33__20_Rubrique_20_de_20_cas">Alternatif b : Mauvaise saisie</text:p>
      <text:p text:style-name="Standard">3b <text:s/>Le système invalide la saisie et représente le formulaire —&gt; VUE A1 + MES</text:p>
      <text:p text:style-name="Standard">4b <text:s/>Le client modifie sa saisie et soumet le formulaire à nouveau.</text:p>
      <text:p text:style-name="Standard">Reprise en 3</text:p>
      <text:p text:style-name="_33__20_Rubrique_20_de_20_cas">Post</text:p>
      <text:p text:style-name="Standard">Le système doit avoir enregistré la totalité des données du nouveau client.</text:p>
      <text:p text:style-name="_32__20_Nom_20_du_20_cas">B <text:s/>S'identifier</text:p>
      <text:p text:style-name="_33__20_Rubrique_20_de_20_cas">Nominal</text:p>
      <text:p text:style-name="Standard">1 <text:s/>Le système présente le formulaire d'identification <text:line-break/> <text:s text:c="3"/>qui comporte les champs “Pseudo“, “Password“ et “Confirmation de Password” . — VUE B1</text:p>
      <text:p text:style-name="Standard">2 <text:s/>Le client le remplit et le soumet — LIEN B2</text:p>
      <text:p text:style-name="Standard">3 <text:s/>Le système valide et redirige sur l'espace client —&gt; VUE Abonne/A1 + MES</text:p>
      <text:p text:style-name="_33__20_Rubrique_20_de_20_cas">Alternatif b : Validation refusée</text:p>
      <text:p text:style-name="Standard">3b <text:s/>Le système invalide l'identification et représente le formulaire —&gt; VUE B1 + MES<text:line-break/> <text:s text:c="5"/>(Si N-2 refus ajouter au message “Vous n'avez encore droit qu'à 2 essais”).</text:p>
      <text:p text:style-name="Standard">Reprise en 1</text:p>
      <text:p text:style-name="_33__20_Rubrique_20_de_20_cas">Alternatif c : Validation refusée N fois</text:p>
      <text:p text:style-name="Standard">3c <text:s/>Le système invalide pour la Ne fois l'identification —&gt; VUE B1 + MES</text:p>
      <text:p text:style-name="Standard">4c <text:s/>Le compte est bloqué (en prenant pour référence le pseudo).</text:p>
      <text:p text:style-name="Standard">5c <text:s/>Le système prévient l'abonné et le ouaibmaistre.</text:p>
      <text:p text:style-name="_33__20_Rubrique_20_de_20_cas">Alternatif d : Oubli du mot de passe</text:p>
      <text:p text:style-name="Standard">2d <text:s/>Le client demande la régénération de son mot de passe — LIEN A3 <text:s/>“Oubli MdP”</text:p>
      <text:p text:style-name="Standard">3d <text:s/>Le système envoie un mail contenant MdP provisoire. — </text:p>
      <text:p text:style-name="Standard">4d <text:s/>Le système modifie le compte avec ce MdP provisoire.</text:p>
      <text:p text:style-name="Standard">Reprise en 1</text:p>
      <text:p text:style-name="_33__20_Rubrique_20_de_20_cas">Post</text:p>
      <text:p text:style-name="Standard">Le client doit avoir l'accès complet à toutes ses fonctions.</text:p>
      <text:p text:style-name="_32__20_Nom_20_du_20_cas">C <text:s/>Consulter les livraisons ouvertes</text:p>
      <text:p text:style-name="_33__20_Rubrique_20_de_20_cas">Précondition</text:p>
      <text:p text:style-name="Standard">Livraison ouverte <text:s/>= dates ouvertes + <text:s/>commande non déjà passée.</text:p>
      <text:p text:style-name="_33__20_Rubrique_20_de_20_cas">Nominal</text:p>
      <text:p text:style-name="Standard">1 Le système présente les prochaines livraisons ouvertes à ce client, — LIEN “Commander”</text:p>
      <text:p text:style-name="Standard"><text:s text:c="3"/>sans le lien “commander” pour celles qui lui sont fermées (déjà commandé ou hors délais)</text:p>
      <text:p text:style-name="_32__20_Nom_20_du_20_cas">D <text:s/>Consulter la liste des colis/lots</text:p>
      <text:p text:style-name="_33__20_Rubrique_20_de_20_cas">Précondition</text:p>
      <text:p text:style-name="Standard"/>
      <text:p text:style-name="_33__20_Rubrique_20_de_20_cas">Nominal</text:p>
      <text:p text:style-name="Standard"/>
      <text:p text:style-name="_33__20_Rubrique_20_de_20_cas">Alternatif b : XXXXX</text:p>
      <text:p text:style-name="Standard"/>
      <text:p text:style-name="_33__20_Rubrique_20_de_20_cas">Post</text:p>
      <text:p text:style-name="_32__20_Nom_20_du_20_cas"/>
      <text:p text:style-name="_32__20_Nom_20_du_20_cas">E <text:s/>Consulter la liste des livraisons futures</text:p>
      <text:p text:style-name="_33__20_Rubrique_20_de_20_cas"><text:soft-page-break/>Précondition</text:p>
      <text:p text:style-name="Standard"/>
      <text:p text:style-name="_33__20_Rubrique_20_de_20_cas">Nominal</text:p>
      <text:p text:style-name="Standard"/>
      <text:p text:style-name="_33__20_Rubrique_20_de_20_cas">Alternatif b : XXXXX</text:p>
      <text:p text:style-name="Standard"/>
      <text:p text:style-name="_33__20_Rubrique_20_de_20_cas">Post</text:p>
      <text:p text:style-name="_32__20_Nom_20_du_20_cas">F <text:s/>Consulter la liste des producteurs</text:p>
      <text:p text:style-name="_33__20_Rubrique_20_de_20_cas">Précondition</text:p>
      <text:p text:style-name="Standard"/>
      <text:p text:style-name="_33__20_Rubrique_20_de_20_cas">Nominal</text:p>
      <text:p text:style-name="Standard"/>
      <text:p text:style-name="_33__20_Rubrique_20_de_20_cas">Alternatif b : XXXXX</text:p>
      <text:p text:style-name="Standard"/>
      <text:p text:style-name="_33__20_Rubrique_20_de_20_cas">Post</text:p>
      <text:p text:style-name="_32__20_Nom_20_du_20_cas">G <text:s/>Consulter la liste des dépots</text:p>
      <text:p text:style-name="_33__20_Rubrique_20_de_20_cas">Précondition</text:p>
      <text:p text:style-name="Standard"/>
      <text:p text:style-name="_33__20_Rubrique_20_de_20_cas">Nominal</text:p>
      <text:p text:style-name="Standard"/>
      <text:p text:style-name="_33__20_Rubrique_20_de_20_cas">Alternatif b : XXXXX</text:p>
      <text:p text:style-name="Standard"/>
      <text:p text:style-name="_33__20_Rubrique_20_de_20_cas">Post</text:p>
      <text:p text:style-name="Standard"/>
      <text:p text:style-name="_32__20_Nom_20_du_20_ca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31__20_Titre_20_page" style:display-name="1 Titre page" style:family="paragraph" style:parent-style-name="Standard" style:next-style-name="_32__20_Nom_20_du_20_cas">
      <style:paragraph-properties fo:margin-top="0cm" fo:margin-bottom="0cm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_32__20_Nom_20_du_20_cas" style:display-name="2 Nom du cas" style:family="paragraph" style:parent-style-name="Standard" style:next-style-name="_33__20_Rubrique_20_de_20_cas">
      <style:paragraph-properties fo:margin="100%" fo:margin-left="-0.464cm" fo:margin-right="0cm" fo:margin-top="0.499cm" fo:margin-bottom="0cm" fo:text-indent="0cm" style:auto-text-indent="false" style:shadow="none"/>
      <style:text-properties fo:font-variant="small-caps" fo:font-size="12pt" fo:font-style="normal" fo:font-weight="bold" style:font-size-asian="10.5pt" style:font-style-asian="italic" style:font-weight-asian="bold" style:font-style-complex="italic" style:font-weight-complex="bold"/>
    </style:style>
    <style:style style:name="_33__20_Rubrique_20_de_20_cas" style:display-name="3 Rubrique de cas" style:family="paragraph" style:parent-style-name="Standard" style:next-style-name="Standard">
      <style:paragraph-properties fo:margin="100%" fo:margin-left="0cm" fo:margin-right="0cm" fo:margin-top="0.101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_33__20_Vues" style:display-name="3 Vues" style:family="paragraph" style:next-style-name="_34__20_Type_20_interface">
      <style:paragraph-properties fo:margin="100%" fo:margin-left="0cm" fo:margin-right="0cm" fo:margin-top="0.199cm" fo:margin-bottom="0cm" fo:hyphenation-ladder-count="no-limit" fo:text-indent="0cm" style:auto-text-indent="false" style:text-autospace="none"/>
      <style:text-properties style:use-window-font-color="true" fo:font-size="10pt" fo:language="fr" fo:country="FR" fo:font-style="italic" fo:font-weight="bold" style:letter-kerning="true" style:font-name-asian="Arial Unicode MS1" style:font-size-asian="10pt" style:language-asian="hi" style:country-asian="IN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_34__20_Type_20_interface" style:display-name="4 Type interface" style:family="paragraph" style:parent-style-name="Standard" style:next-style-name="Standard">
      <style:paragraph-properties fo:margin="100%" fo:margin-left="0.199cm" fo:margin-right="0cm" fo:margin-top="0.199cm" fo:margin-bottom="0cm" fo:hyphenation-ladder-count="no-limit" fo:text-indent="0cm" style:auto-text-indent="false"/>
      <style:text-properties style:use-window-font-color="true" fo:language="fr" fo:country="FR" fo:font-style="italic" style:letter-kerning="true" style:font-name-asian="Arial Unicode MS" style:language-asian="zh" style:country-asian="CN" style:font-style-asian="italic" style:font-style-complex="italic" fo:hyphenate="false" fo:hyphenation-remain-char-count="2" fo:hyphenation-push-char-count="2"/>
    </style:style>
    <style:style style:name="_33__20_Vue" style:display-name="3 Vue" style:family="paragraph" style:parent-style-name="_34__20_Type_20_interface">
      <style:paragraph-properties fo:margin="100%" fo:margin-left="0cm" fo:margin-right="0cm" fo:margin-top="0cm" fo:margin-bottom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_32__20_Nom_20_de_20_l_27_utilisateur" style:display-name="2 Nom de l'utilisateur" style:family="paragraph" style:parent-style-name="Standard" style:next-style-name="_34__20_Type_20_interface">
      <style:paragraph-properties fo:margin="100%" fo:margin-left="0cm" fo:margin-right="0cm" fo:margin-top="0.499cm" fo:margin-bottom="0cm" fo:hyphenation-ladder-count="no-limit" fo:text-indent="0cm" style:auto-text-indent="false"/>
      <style:text-properties fo:font-variant="small-caps" style:use-window-font-color="true" fo:font-size="12pt" fo:language="fr" fo:country="FR" fo:font-style="italic" fo:font-weight="bold" style:letter-kerning="true" style:font-name-asian="Arial Unicode MS" style:font-size-asian="12pt" style:language-asian="zh" style:country-asian="CN" style:font-style-asian="italic" style:font-weight-asian="bold" style:font-size-complex="12pt" style:font-style-complex="italic" style:font-weight-complex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22cm" fo:margin-bottom="1.228cm" fo:margin-left="2.034cm" fo:margin-right="1.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51:05</meta:creation-date>
    <dc:date>2014-01-05T20:11:49</dc:date>
    <meta:editing-duration>PT12H44M18S</meta:editing-duration>
    <meta:editing-cycles>102</meta:editing-cycles>
    <meta:generator>LibreOffice/3.5$MacOSX_x86 LibreOffice_project/165a79a-7059095-e13bb37-fef39a4-9503d18</meta:generator>
    <meta:print-date>2014-01-05T20:06:18</meta:print-date>
    <meta:document-statistic meta:table-count="0" meta:image-count="0" meta:object-count="0" meta:page-count="2" meta:paragraph-count="60" meta:word-count="404" meta:character-count="2369" meta:non-whitespace-character-count="1978"/>
  </office:meta>
</office:document-meta>
</file>